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1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24" style:family="table-cell" style:parent-style-name="Default" style:data-style-name="N125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C2 C3 C4 C7 C8 C9 C13 C14 C15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1170-1-ND </text:p>
          </table:table-cell>
          <table:table-cell table:style-name="ce18" office:value-type="string" calcext:value-type="string">
            <text:p>0805, 50V, X7R, 10%</text:p>
          </table:table-cell>
          <table:table-cell table:style-name="ce14" table:formula="of:=[.D2]*[.E2]" office:value-type="float" office:value="1.4" calcext:value-type="float">
            <text:p>$1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C16 C17 C18 C20</text:p>
          </table:table-cell>
          <table:table-cell table:number-columns-repeated="9"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6 C11 C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0nF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CL21B224KBFNNNG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<text:s/>1276-6478-1-ND </text:p>
          </table:table-cell>
          <table:table-cell office:value-type="string" calcext:value-type="string">
            <text:p>0805, 50V, X7R, 10%</text:p>
          </table:table-cell>
          <table:table-cell table:style-name="ce14" table:formula="of:=[.D4]*[.E4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 C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14" table:formula="of:=[.D5]*[.E5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23" table:formula="of:=[.D6]*[.E6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 D3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14" table:formula="of:=[.D7]*[.E7]" office:value-type="float" office:value="0.18" calcext:value-type="float">
            <text:p>$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14" table:formula="of:=[.D8]*[.E8]" office:value-type="float" office:value="1.85" calcext:value-type="float">
            <text:p>$1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 Bus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D9]*[.E9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8x1 Screw Terminal</text:p>
          </table:table-cell>
          <table:table-cell office:value-type="string" calcext:value-type="string">
            <text:p>Outputs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.36" calcext:value-type="float">
            <text:p>$2.3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D10]*[.E10]" office:value-type="float" office:value="2.36" calcext:value-type="float">
            <text:p>$2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4x1 Screw Terminal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38" calcext:value-type="float">
            <text:p>$1.38</text:p>
          </table:table-cell>
          <table:table-cell office:value-type="string" calcext:value-type="string">
            <text:p>OSTVN04A150</text:p>
          </table:table-cell>
          <table:table-cell office:value-type="string" calcext:value-type="string">
            <text:p>On Shore</text:p>
          </table:table-cell>
          <table:table-cell table:style-name="ce17" office:value-type="string" calcext:value-type="string">
            <text:p>ED10563-ND 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D11]*[.E11]" office:value-type="float" office:value="1.38" calcext:value-type="float">
            <text:p>$1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3x2 Female Header</text:p>
          </table:table-cell>
          <table:table-cell office:value-type="string" calcext:value-type="string">
            <text:p>ICSP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54" calcext:value-type="float">
            <text:p>$0.54</text:p>
          </table:table-cell>
          <table:table-cell office:value-type="string" calcext:value-type="string">
            <text:p>20021311-00006T4LF 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09-3752-ND</text:p>
          </table:table-cell>
          <table:table-cell table:style-name="ce19" office:value-type="string" calcext:value-type="string">
            <text:p>1.27mm Spacing</text:p>
          </table:table-cell>
          <table:table-cell table:style-name="ce14" table:formula="of:=[.D12]*[.E12]" office:value-type="float" office:value="0.54" calcext:value-type="float">
            <text:p>$0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9" office:value-type="string" calcext:value-type="string">
            <text:p>SOT-23-3</text:p>
          </table:table-cell>
          <table:table-cell table:style-name="ce14" table:formula="of:=[.D13]*[.E13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9;Q5;Q8;Q3;Q6;Q4;Q7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9" office:value-type="string" calcext:value-type="string">
            <text:p>SOT-23-3</text:p>
          </table:table-cell>
          <table:table-cell table:style-name="ce14" table:formula="of:=[.D14]*[.E14]" office:value-type="float" office:value="1.12" calcext:value-type="float">
            <text:p>$1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8 R19 R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 </text:p>
          </table:table-cell>
          <table:table-cell table:style-name="ce19" office:value-type="string" calcext:value-type="string">
            <text:p>0805, 1/4W, 1%, Thin Film</text:p>
          </table:table-cell>
          <table:table-cell table:style-name="ce14" table:formula="of:=[.D15]*[.E15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 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9" office:value-type="string" calcext:value-type="string">
            <text:p>0805, 1/4W, 1%, Thin Film</text:p>
          </table:table-cell>
          <table:table-cell table:style-name="ce14" table:formula="of:=[.D16]*[.E16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2 R23 R26 R27 R29 R30 R31 R32 R33 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9" office:value-type="string" calcext:value-type="string">
            <text:p>0805, 1/4W, 1%, Thin Film</text:p>
          </table:table-cell>
          <table:table-cell table:style-name="ce14" table:formula="of:=[.D17]*[.E17]" office:value-type="float" office:value="1.2" calcext:value-type="float">
            <text:p>$1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R35 R36</text:p>
          </table:table-cell>
          <table:table-cell table:number-columns-repeated="9"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3 R4 R6 R8 R9 R10 R11 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9" office:value-type="string" calcext:value-type="string">
            <text:p>0805, 1/4W, 1%, Thin Film</text:p>
          </table:table-cell>
          <table:table-cell table:style-name="ce14" table:formula="of:=[.D19]*[.E19]" office:value-type="float" office:value="1.4" calcext:value-type="float">
            <text:p>$1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R14 R16 R25 R28</text:p>
          </table:table-cell>
          <table:table-cell table:number-columns-repeated="9" table:style-name="ce1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 R7 R13 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1]*[.E21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U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38" calcext:value-type="float">
            <text:p>$0.38</text:p>
          </table:table-cell>
          <table:table-cell office:value-type="string" calcext:value-type="string">
            <text:p>LM358PW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296-9555-1-ND</text:p>
          </table:table-cell>
          <table:table-cell office:value-type="string" calcext:value-type="string">
            <text:p>8-TSSOP (4.4)</text:p>
          </table:table-cell>
          <table:table-cell table:style-name="ce14" table:formula="of:=[.D22]*[.E22]" office:value-type="float" office:value="0.76" calcext:value-type="float">
            <text:p>$0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14" table:formula="of:=[.D23]*[.E23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U5 U6 U7</text:p>
          </table:table-cell>
          <table:table-cell office:value-type="string" calcext:value-type="string">
            <text:p>SPDT Switch</text:p>
          </table:table-cell>
          <table:table-cell office:value-type="string" calcext:value-type="string">
            <text:p>DG46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.46" calcext:value-type="float">
            <text:p>$1.46</text:p>
          </table:table-cell>
          <table:table-cell office:value-type="string" calcext:value-type="string">
            <text:p>DG469EQ-T1-E3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DG469EQ-T1-E3CT-ND</text:p>
          </table:table-cell>
          <table:table-cell office:value-type="string" calcext:value-type="string">
            <text:p>8-TSSOP (3)</text:p>
          </table:table-cell>
          <table:table-cell table:style-name="ce14" table:formula="of:=[.D24]*[.E24]" office:value-type="float" office:value="5.84" calcext:value-type="float">
            <text:p>$5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AP2114H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14" table:formula="of:=[.D25]*[.E25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48" calcext:value-type="float">
            <text:p>$0.48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14" table:formula="of:=[.D26]*[.E26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1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D27]*[.E27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1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D28]*[.E28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table:formula="of:=SUM([.J2:.J28])" office:value-type="float" office:value="26.97" calcext:value-type="float">
            <text:p>$26.9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D2:.D26])" office:value-type="float" office:value="82" calcext:value-type="float">
            <text:p>82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19:05:42.585852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19:07:11.969766350</dc:date>
    <meta:editing-duration>PT11H13M31S</meta:editing-duration>
    <meta:editing-cycles>20</meta:editing-cycles>
    <meta:generator>LibreOffice/5.4.3.2$Linux_X86_64 LibreOffice_project/40m0$Build-2</meta:generator>
    <meta:document-statistic meta:table-count="1" meta:cell-count="282" meta:object-count="0"/>
  </office:meta>
</office:document-meta>
</file>